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0.0083in"/>
    </style:style>
    <style:style style:name="Table3.5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" office:value-type="string">
            <text:p text:style-name="SK-T-L1">3901,3,3898</text:p>
          </table:table-cell>
          <table:table-cell table:style-name="Table3.A2" table:number-rows-spanned="3" office:value-type="string">
            <text:p text:style-name="SK-T-L2">Throbbing</text:p>
          </table:table-cell>
          <table:table-cell table:style-name="Table3.A2" table:number-rows-spanned="3" office:value-type="string">
            <text:p text:style-name="SK-T-L3">glands,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902,3,3898</text:p>
          </table:table-cell>
          <table:table-cell table:style-name="Table3.A2" table:number-rows-spanned="7" office:value-type="string">
            <text:p text:style-name="SK-T-L2">Throbbing</text:p>
          </table:table-cell>
          <table:table-cell table:style-name="Table3.A2" table:number-rows-spanned="7" office:value-type="string">
            <text:p text:style-name="SK-T-L3">painful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3903,3,3898</text:p>
          </table:table-cell>
          <table:table-cell table:style-name="Table3.A2" table:number-rows-spanned="19" office:value-type="string">
            <text:p text:style-name="SK-T-L2">Throbbing</text:p>
          </table:table-cell>
          <table:table-cell table:style-name="Table3.A2" table:number-rows-spanned="19" office:value-type="string">
            <text:p text:style-name="SK-T-L3">universal, all over</text:p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re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897,2,3897</text:p>
          </table:table-cell>
          <table:table-cell table:style-name="Table3.A2" table:number-rows-spanned="7" office:value-type="string">
            <text:p text:style-name="SK-T-L2">Thinness, spare habit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904,2,3904</text:p>
          </table:table-cell>
          <table:table-cell table:style-name="Table3.A2" table:number-rows-spanned="7" office:value-type="string">
            <text:p text:style-name="SK-T-L2">Thrusts, stings, etc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3905,2,3905</text:p>
          </table:table-cell>
          <table:table-cell table:style-name="Table3.A2" table:number-rows-spanned="19" office:value-type="string">
            <text:p text:style-name="SK-T-L2">Tickling, (itching) internal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906,2,3906</text:p>
          </table:table-cell>
          <table:table-cell table:style-name="Table3.A2" office:value-type="string">
            <text:p text:style-name="SK-T-L2">Tingl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907,2,3907</text:p>
          </table:table-cell>
          <table:table-cell table:style-name="Table3.A2" office:value-type="string">
            <text:p text:style-name="SK-T-L2">Torn loos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908,3,3907</text:p>
          </table:table-cell>
          <table:table-cell table:style-name="Table3.A2" office:value-type="string">
            <text:p text:style-name="SK-T-L2">Torn</text:p>
          </table:table-cell>
          <table:table-cell table:style-name="Table3.A2" office:value-type="string">
            <text:p text:style-name="SK-T-L3">to piec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909,3,3907</text:p>
          </table:table-cell>
          <table:table-cell table:style-name="Table3.A2" table:number-rows-spanned="7" office:value-type="string">
            <text:p text:style-name="SK-T-L2">Torn, </text:p>
          </table:table-cell>
          <table:table-cell table:style-name="Table3.A2" table:number-rows-spanned="7" office:value-type="string">
            <text:p text:style-name="SK-T-L3">out feel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l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ru-s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910,2,3910</text:p>
          </table:table-cell>
          <table:table-cell table:style-name="Table3.A2" table:number-rows-spanned="3" office:value-type="string">
            <text:p text:style-name="SK-T-L2">Torpi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911,2,3911</text:p>
          </table:table-cell>
          <table:table-cell table:style-name="Table3.A2" office:value-type="string">
            <text:p text:style-name="SK-T-L2">Touch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912,2,3912</text:p>
          </table:table-cell>
          <table:table-cell table:style-name="Table3.A2" office:value-type="string">
            <text:p text:style-name="SK-T-L2">Tough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3913,2,3913</text:p>
          </table:table-cell>
          <table:table-cell table:style-name="Table3.A2" table:number-rows-spanned="21" office:value-type="string">
            <text:p text:style-name="SK-T-L2">Trembling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914,2,3914</text:p>
          </table:table-cell>
          <table:table-cell table:style-name="Table3.A2" table:number-rows-spanned="13" office:value-type="string">
            <text:p text:style-name="SK-T-L2">Trickling, dropping or flowing, as of water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915,2<text:soft-page-break/>,3915</text:p>
          </table:table-cell>
          <table:table-cell table:style-name="Table3.A2" office:value-type="string">
            <text:p text:style-name="SK-T-L2">Trifl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916,2,3916</text:p>
          </table:table-cell>
          <table:table-cell table:style-name="Table3.A2" office:value-type="string">
            <text:p text:style-name="SK-T-L2">Tugging, pulling, etc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917,2,3917</text:p>
          </table:table-cell>
          <table:table-cell table:style-name="Table3.A2" office:value-type="string">
            <text:p text:style-name="SK-T-L2">Turning ov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918,2,3918</text:p>
          </table:table-cell>
          <table:table-cell table:style-name="Table3.A2" table:number-rows-spanned="5" office:value-type="string">
            <text:p text:style-name="SK-T-L2">Twinges, nips, etc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3919,2,3919</text:p>
          </table:table-cell>
          <table:table-cell table:style-name="Table3.A2" table:number-rows-spanned="11" office:value-type="string">
            <text:p text:style-name="SK-T-L2">Twisting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Dio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920,2,3920</text:p>
          </table:table-cell>
          <table:table-cell table:style-name="Table3.A2" office:value-type="string">
            <text:p text:style-name="SK-T-L2">Twitch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921,2,3921</text:p>
          </table:table-cell>
          <table:table-cell table:style-name="Table3.A2" office:value-type="string">
            <text:p text:style-name="SK-T-L2">Typhoid Stat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3922,2,3922</text:p>
          </table:table-cell>
          <table:table-cell table:style-name="Table3.A2" table:number-rows-spanned="17" office:value-type="string">
            <text:p text:style-name="SK-T-L2">Ulceration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923,3,3922</text:p>
          </table:table-cell>
          <table:table-cell table:style-name="Table3.A2" table:number-rows-spanned="9" office:value-type="string">
            <text:p text:style-name="SK-T-L2">Ulceration</text:p>
          </table:table-cell>
          <table:table-cell table:style-name="Table3.A2" table:number-rows-spanned="9" office:value-type="string">
            <text:p text:style-name="SK-T-L3">areola, edge, etc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924,4,3923</text:p>
          </table:table-cell>
          <table:table-cell table:style-name="Table3.A2" table:number-rows-spanned="3" office:value-type="string">
            <text:p text:style-name="SK-T-L2">Ulceration</text:p>
          </table:table-cell>
          <table:table-cell table:style-name="Table3.A2" table:number-rows-spanned="3" office:value-type="string">
            <text:p text:style-name="SK-T-L3">areola</text:p>
          </table:table-cell>
          <table:table-cell table:style-name="Table3.A2" table:number-rows-spanned="3" office:value-type="string">
            <text:p text:style-name="SK-T-L4">elevate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925,4,3923</text:p>
          </table:table-cell>
          <table:table-cell table:style-name="Table3.A2" table:number-rows-spanned="3" office:value-type="string">
            <text:p text:style-name="SK-T-L2">Ulceration </text:p>
          </table:table-cell>
          <table:table-cell table:style-name="Table3.A2" table:number-rows-spanned="3" office:value-type="string">
            <text:p text:style-name="SK-T-L3">areola</text:p>
          </table:table-cell>
          <table:table-cell table:style-name="Table3.A2" table:number-rows-spanned="3" office:value-type="string">
            <text:p text:style-name="SK-T-L4">eruptions, pimples, etc., in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926,4,3923</text:p>
          </table:table-cell>
          <table:table-cell table:style-name="Table3.A2" table:number-rows-spanned="3" office:value-type="string">
            <text:p text:style-name="SK-T-L2">Ulceration</text:p>
          </table:table-cell>
          <table:table-cell table:style-name="Table3.A2" table:number-rows-spanned="3" office:value-type="string">
            <text:p text:style-name="SK-T-L3">areola</text:p>
          </table:table-cell>
          <table:table-cell table:style-name="Table3.A2" table:number-rows-spanned="3" office:value-type="string">
            <text:p text:style-name="SK-T-L4">har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927,3,3922</text:p>
          </table:table-cell>
          <table:table-cell table:style-name="Table3.A2" table:number-rows-spanned="5" office:value-type="string">
            <text:p text:style-name="SK-T-L2">Ulceration</text:p>
          </table:table-cell>
          <table:table-cell table:style-name="Table3.A2" table:number-rows-spanned="5" office:value-type="string">
            <text:p text:style-name="SK-T-L3">atonic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928,3,3922</text:p>
          </table:table-cell>
          <table:table-cell table:style-name="Table3.A2" table:number-rows-spanned="3" office:value-type="string">
            <text:p text:style-name="SK-T-L2">Ulceration</text:p>
          </table:table-cell>
          <table:table-cell table:style-name="Table3.A2" table:number-rows-spanned="3" office:value-type="string">
            <text:p text:style-name="SK-T-L3">bedsor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lu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929,3,3922</text:p>
          </table:table-cell>
          <table:table-cell table:style-name="Table3.A2" table:number-rows-spanned="7" office:value-type="string">
            <text:p text:style-name="SK-T-L2">Ulceration</text:p>
          </table:table-cell>
          <table:table-cell table:style-name="Table3.A2" table:number-rows-spanned="7" office:value-type="string">
            <text:p text:style-name="SK-T-L3">deep, perforating, etc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930,3,3922</text:p>
          </table:table-cell>
          <table:table-cell table:style-name="Table3.A2" table:number-rows-spanned="3" office:value-type="string">
            <text:p text:style-name="SK-T-L2">Ulceration</text:p>
          </table:table-cell>
          <table:table-cell table:style-name="Table3.A2" table:number-rows-spanned="3" office:value-type="string">
            <text:p text:style-name="SK-T-L3">dirt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931,3,3922</text:p>
          </table:table-cell>
          <table:table-cell table:style-name="Table3.A2" table:number-rows-spanned="7" office:value-type="string">
            <text:p text:style-name="SK-T-L2">Ulceration</text:p>
          </table:table-cell>
          <table:table-cell table:style-name="Table3.A2" table:number-rows-spanned="7" office:value-type="string">
            <text:p text:style-name="SK-T-L3">painful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932,3,3922</text:p>
          </table:table-cell>
          <table:table-cell table:style-name="Table3.A2" table:number-rows-spanned="5" office:value-type="string">
            <text:p text:style-name="SK-T-L2">Ulceration</text:p>
          </table:table-cell>
          <table:table-cell table:style-name="Table3.A2" table:number-rows-spanned="5" office:value-type="string">
            <text:p text:style-name="SK-T-L3">painless, indolen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933,3,3922</text:p>
          </table:table-cell>
          <table:table-cell table:style-name="Table3.A2" table:number-rows-spanned="7" office:value-type="string">
            <text:p text:style-name="SK-T-L2">Ulceration</text:p>
          </table:table-cell>
          <table:table-cell table:style-name="Table3.A2" table:number-rows-spanned="7" office:value-type="string">
            <text:p text:style-name="SK-T-L3">shallow, fla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934,3,3922</text:p>
          </table:table-cell>
          <table:table-cell table:style-name="Table3.A2" table:number-rows-spanned="5" office:value-type="string">
            <text:p text:style-name="SK-T-L2">Ulceration</text:p>
          </table:table-cell>
          <table:table-cell table:style-name="Table3.A2" table:number-rows-spanned="5" office:value-type="string">
            <text:p text:style-name="SK-T-L3">swell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3935,2,3935</text:p>
          </table:table-cell>
          <table:table-cell table:style-name="Table3.A2" table:number-rows-spanned="13" office:value-type="string">
            <text:p text:style-name="SK-T-L2">Valve, leaf, skin, as of a 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r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936,2,3936</text:p>
          </table:table-cell>
          <table:table-cell table:style-name="Table3.A2" table:number-rows-spanned="9" office:value-type="string">
            <text:p text:style-name="SK-T-L2">Vapor, smoke, fumes, etc., as of 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937,2,3937</text:p>
          </table:table-cell>
          <table:table-cell table:style-name="Table3.A2" table:number-rows-spanned="3" office:value-type="string">
            <text:p text:style-name="SK-T-L2">Venosit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938,2,3938</text:p>
          </table:table-cell>
          <table:table-cell table:style-name="Table3.A2" table:number-rows-spanned="9" office:value-type="string">
            <text:p text:style-name="SK-T-L2">Vibration, fluttering, etc. 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l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939,2,3939</text:p>
          </table:table-cell>
          <table:table-cell table:style-name="Table3.A2" office:value-type="string">
            <text:p text:style-name="SK-T-L2">Vicario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940,2,3940</text:p>
          </table:table-cell>
          <table:table-cell table:style-name="Table3.A2" table:number-rows-spanned="3" office:value-type="string">
            <text:p text:style-name="SK-T-L2">Vigor, sense of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3941,2,3941</text:p>
          </table:table-cell>
          <table:table-cell table:style-name="Table3.A2" table:number-rows-spanned="23" office:value-type="string">
            <text:p text:style-name="SK-T-L2">Violent effects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</text:span> <text:span text:style-name="SK-T-Gr3">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942,2,3942</text:p>
          </table:table-cell>
          <table:table-cell table:style-name="Table3.A2" table:number-rows-spanned="15" office:value-type="string">
            <text:p text:style-name="SK-T-L2">Walk, impulse to 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943,3,3942</text:p>
          </table:table-cell>
          <table:table-cell table:style-name="Table3.A2" table:number-rows-spanned="3" office:value-type="string">
            <text:p text:style-name="SK-T-L2">Walk</text:p>
          </table:table-cell>
          <table:table-cell table:style-name="Table3.A2" table:number-rows-spanned="3" office:value-type="string">
            <text:p text:style-name="SK-T-L3">learns to, tardil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3944,2,3944</text:p>
          </table:table-cell>
          <table:table-cell table:style-name="Table3.A2" table:number-rows-spanned="15" office:value-type="string">
            <text:p text:style-name="SK-T-L2">Wandering, shifting pains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bi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e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945,2,3945</text:p>
          </table:table-cell>
          <table:table-cell table:style-name="Table3.A2" office:value-type="string">
            <text:p text:style-name="SK-T-L2">Warm We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946,2,3946</text:p>
          </table:table-cell>
          <table:table-cell table:style-name="Table3.A2" table:number-rows-spanned="3" office:value-type="string">
            <text:p text:style-name="SK-T-L2">Warmth, sense of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947,2,3947</text:p>
          </table:table-cell>
          <table:table-cell table:style-name="Table3.A2" table:number-rows-spanned="9" office:value-type="string">
            <text:p text:style-name="SK-T-L2">Washing, averse to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948,2,3948</text:p>
          </table:table-cell>
          <table:table-cell table:style-name="Table3.A2" office:value-type="string">
            <text:p text:style-name="SK-T-L2">Wat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949,2,3949</text:p>
          </table:table-cell>
          <table:table-cell table:style-name="Table3.A2" office:value-type="string">
            <text:p text:style-name="SK-T-L2">Water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3950,2,3950</text:p>
          </table:table-cell>
          <table:table-cell table:style-name="Table3.A2" table:number-rows-spanned="17" office:value-type="string">
            <text:p text:style-name="SK-T-L2">Waves, flushes, orgasms, fluctuations, etc. 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my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l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78" office:value-type="string">
            <text:p text:style-name="SK-T-L1">3951,2,3951</text:p>
          </table:table-cell>
          <table:table-cell table:style-name="Table3.A2" table:number-rows-spanned="39" office:value-type="string">
            <text:p text:style-name="SK-T-L2">Weak, feeble, etc.</text:p>
          </table:table-cell>
          <table:table-cell table:style-name="Table3.A2" table:number-rows-spanned="39" office:value-type="string">
            <text:p text:style-name="SK-T-L3"/>
          </table:table-cell>
          <table:table-cell table:style-name="Table3.A2" table:number-rows-spanned="39" office:value-type="string">
            <text:p text:style-name="SK-T-L4"/>
          </table:table-cell>
          <table:table-cell table:style-name="Table3.A2" table:number-rows-spanned="39" office:value-type="string">
            <text:p text:style-name="SK-T-L5"/>
          </table:table-cell>
          <table:table-cell table:style-name="Table3.A2" table:number-rows-spanned="39" office:value-type="string">
            <text:p text:style-name="SK-T-See"/>
          </table:table-cell>
          <table:table-cell table:style-name="Table3.A2" table:number-rows-spanned="39" office:value-type="string">
            <text:p text:style-name="SK-T-Ref"/>
          </table:table-cell>
          <table:table-cell table:style-name="Table3.A2" table:number-rows-spanned="39" office:value-type="string">
            <text:p text:style-name="SK-T-Rcomm"/>
          </table:table-cell>
          <table:table-cell table:style-name="Table3.A2" table:number-rows-spanned="39" office:value-type="string">
            <text:p text:style-name="SK-T-Comp"/>
          </table:table-cell>
          <table:table-cell table:style-name="Table3.A2" table:number-rows-spanned="3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p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rb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el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9" office:value-type="string">
            <text:p text:style-name="SK-T-L2-de"/>
          </table:table-cell>
          <table:table-cell table:style-name="Table3.A2" table:number-rows-spanned="39" office:value-type="string">
            <text:p text:style-name="SK-T-L3-de"/>
          </table:table-cell>
          <table:table-cell table:style-name="Table3.A2" table:number-rows-spanned="39" office:value-type="string">
            <text:p text:style-name="SK-T-L4-de"/>
          </table:table-cell>
          <table:table-cell table:style-name="Table3.A2" table:number-rows-spanned="39" office:value-type="string">
            <text:p text:style-name="SK-T-L5-de"/>
          </table:table-cell>
          <table:table-cell table:style-name="Table3.A2" table:number-rows-spanned="39" office:value-type="string">
            <text:p text:style-name="SK-T-See-de"/>
          </table:table-cell>
          <table:table-cell table:style-name="Table3.A2" table:number-rows-spanned="39" office:value-type="string">
            <text:p text:style-name="SK-T-Ref-de"/>
          </table:table-cell>
          <table:table-cell table:style-name="Table3.A2" table:number-rows-spanned="39" office:value-type="string">
            <text:p text:style-name="SK-T-Rcomm-de"/>
          </table:table-cell>
          <table:table-cell table:style-name="Table3.A2" table:number-rows-spanned="39" office:value-type="string">
            <text:p text:style-name="SK-T-Comp-de"/>
          </table:table-cell>
          <table:table-cell table:style-name="Table3.A2" table:number-rows-spanned="3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952,3,3951</text:p>
          </table:table-cell>
          <table:table-cell table:style-name="Table3.A2" table:number-rows-spanned="9" office:value-type="string">
            <text:p text:style-name="SK-T-L2">Weak</text:p>
          </table:table-cell>
          <table:table-cell table:style-name="Table3.A2" table:number-rows-spanned="9" office:value-type="string">
            <text:p text:style-name="SK-T-L3">in acute diseases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</text:span> <text:span text:style-name="SK-T-Gr1">c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953,3,3951</text:p>
          </table:table-cell>
          <table:table-cell table:style-name="Table3.A2" table:number-rows-spanned="5" office:value-type="string">
            <text:p text:style-name="SK-T-L2">Weak</text:p>
          </table:table-cell>
          <table:table-cell table:style-name="Table3.A2" table:number-rows-spanned="5" office:value-type="string">
            <text:p text:style-name="SK-T-L3">in A.M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954,3,3951</text:p>
          </table:table-cell>
          <table:table-cell table:style-name="Table3.A2" table:number-rows-spanned="3" office:value-type="string">
            <text:p text:style-name="SK-T-L2">Weak</text:p>
          </table:table-cell>
          <table:table-cell table:style-name="Table3.A2" table:number-rows-spanned="3" office:value-type="string">
            <text:p text:style-name="SK-T-L3">11 A.M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0-13T21:45:58.62</dc:date>
    <meta:editing-duration>PT1H8M6S</meta:editing-duration>
    <meta:editing-cycles>60</meta:editing-cycles>
    <meta:document-statistic meta:table-count="2" meta:image-count="0" meta:object-count="0" meta:page-count="28" meta:paragraph-count="1255" meta:word-count="1335" meta:character-count="4674"/>
  </office:meta>
</office:document-meta>
</file>